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3A000006713611E0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-0.527cm" svg:y="-0.91cm" svg:width="18.322cm" svg:height="27.921cm" draw:z-index="0"><draw:image xlink:href="Pictures/100000000000043A000006713611E0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Hennes</meta:initial-creator>
    <meta:creation-date>2022-07-07T13:12:47.91</meta:creation-date>
    <meta:document-statistic meta:table-count="0" meta:image-count="1" meta:object-count="0" meta:page-count="1" meta:paragraph-count="0" meta:word-count="0" meta:character-count="0"/>
    <dc:date>2022-07-07T13:20:24.67</dc:date>
    <dc:creator>Martin Hennes</dc:creator>
    <meta:editing-duration>PT7M37S</meta:editing-duration>
    <meta:editing-cycles>1</meta:editing-cycles>
    <meta:generator>OpenOffice/4.1.8$Win32 OpenOffice.org_project/418m3$Build-9803</meta:generator>
  </office:meta>
</office:document-meta>
</file>